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Ubuntu" svg:font-family="Ubuntu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line-height="115%" fo:text-indent="1.552cm" style:auto-text-indent="false" fo:break-before="auto" fo:break-after="auto" style:writing-mode="lr-tb"/>
    </style:style>
    <style:style style:name="P4" style:family="paragraph" style:parent-style-name="Heading_20_1" style:master-pag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 style:page-number="auto" fo:break-before="auto" fo:break-after="auto" style:writing-mode="lr-tb"/>
    </style:style>
    <style:style style:name="P5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cdf08"/>
    </style:style>
    <style:style style:name="P7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rsid="001cdf08" officeooo:paragraph-rsid="001cdf08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color="#000000" style:text-line-through-style="none" style:text-line-through-type="none" style:font-name="Times New Roman" fo:font-size="24pt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Times New Roman" fo:font-size="24pt" fo:font-style="normal" style:text-underline-style="none" fo:font-weight="bold" officeooo:rsid="001cdf08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cdf08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99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style:font-name="Arial" fo:font-size="10pt" style:font-name-asian="Arial" style:font-size-asian="10pt" style:font-name-complex="Arial" style:font-size-complex="10pt"/>
    </style:style>
    <style:style style:name="T8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0"><text:bookmark text:name="h.8v7o6bhf8xt"/><text:span text:style-name="T1">Instalación de </text:span><text:span text:style-name="T2">Ubuntu 14.04 Gnome</text:span><text:span text:style-name="T1"> en aulas de docencia presencial de Sociología</text:span></text:h>
      <text:p text:style-name="P1"/>
      <text:list xml:id="list308183643821205762" text:style-name="LS1">
        <text:list-item>
          <text:p text:style-name="P5"><text:span text:style-name="T3">Primero y más importante: encontrar una conexión a Internet de calidad. Llevar un pincho USB WiFi para el caso de que las conexiones de pared no se puedan usar.</text:span></text:p>
          <text:list>
            <text:list-item>
              <text:p text:style-name="P5"><text:span text:style-name="T3">Apuntar el MAC y darlo de alta desde acceso identificado para poder acceder a Internet (si las únicas que hay disponibles son las de docencia)</text:span></text:p>
            </text:list-item>
          </text:list>
        </text:list-item>
        <text:list-item>
          <text:p text:style-name="P6"><text:span text:style-name="T3">Instalar con el CD de </text:span><text:span text:style-name="T4">Ubuntu 14.04 Gnome</text:span><text:span text:style-name="T3"> (32 </text:span><text:span text:style-name="T4">bits</text:span><text:span text:style-name="T3">) (preferiblemente conectado a Internet por DHCP)</text:span></text:p>
          <text:list>
            <text:list-item>
              <text:p text:style-name="P6"><text:span text:style-name="T3">Partición ext4 de 20 GB (primaria montada en / )</text:span></text:p>
            </text:list-item>
            <text:list-item>
              <text:p text:style-name="P7"><text:span text:style-name="T3">Partición ext4 de 2 GB (primaria como SWAP, memoria virtual)</text:span></text:p>
            </text:list-item>
            <text:list-item>
              <text:p text:style-name="P6"><text:span text:style-name="T3">Partición ext4 del resto </text:span><text:span text:style-name="T4">del HDD </text:span><text:span text:style-name="T3">(montada en /home)</text:span></text:p>
            </text:list-item>
            <text:list-item>
              <text:p text:style-name="P5"><text:span text:style-name="T3">Usuario: aula <text:s text:c="7"/>Pass: </text:span>ugrccpys11</text:p>
            </text:list-item>
          </text:list>
        </text:list-item>
        <text:list-item>
          <text:p text:style-name="P5"><text:span text:style-name="T3">Actualizar la distribución: tras el primer reinicio, conectar a Internet (si no se conecta automáticamente) y actualizar la distribución (es automático al conectarse)</text:span></text:p>
        </text:list-item>
        <text:list-item>
          <text:p text:style-name="P5"><text:span text:style-name="T3">Instalar software adicional: desde el menú Aplicaciones-Centro de Software de Ubuntu,</text:span></text:p>
          <text:list>
            <text:list-item>
              <text:p text:style-name="P5"><text:span text:style-name="T3">Extras restringidos de Ubuntu (Códecs con licencia no-GNU)</text:span></text:p>
            </text:list-item>
            <text:list-item>
              <text:p text:style-name="P5"><text:span text:style-name="T3">VLC (Reproductor multimedia)</text:span></text:p>
            </text:list-item>
            <text:list-item>
              <text:p text:style-name="P5"><text:span text:style-name="T3">Adobe Reader 9 (Para los pdf's)</text:span></text:p>
            </text:list-item>
            <text:list-item>
              <text:p text:style-name="P5"><text:span text:style-name="T3">Wine -el “dummy package”- (Emulación de entorno windows)</text:span></text:p>
            </text:list-item>
            <text:list-item>
              <text:p text:style-name="P5"><text:span text:style-name="T3">PSPP (paquete estadístico para sustituir a SPSS).</text:span></text:p>
            </text:list-item>
            <text:list-item>
              <text:p text:style-name="P5"><text:span text:style-name="T5">sudo apt-get install unattended-upgrades</text:span></text:p>
            </text:list-item>
            <text:list-item>
              <text:p text:style-name="P5"><text:span text:style-name="T5">sudo apt-get msttcorefonts</text:span></text:p>
            </text:list-item>
            <text:list-item>
              <text:p text:style-name="P5"><text:span text:style-name="T3">Alguna otra aplicación que seo encuentre conveniente: Skype, por ejemplo.</text:span></text:p>
            </text:list-item>
            <text:list-item>
              <text:p text:style-name="P5"><text:span text:style-name="T3">Probar diferentes medios de reproducción para ver si funcionan correctamente.</text:span></text:p>
            </text:list-item>
          </text:list>
        </text:list-item>
        <text:list-item>
          <text:p text:style-name="P5"><text:span text:style-name="T3">El usuario “profesor”:</text:span></text:p>
          <text:list>
            <text:list-item>
              <text:p text:style-name="P5"><text:span text:style-name="T3">Desde Sistema-Administración-Usuarios y Grupos, crear “profesor” y Passw “</text:span>profesor<text:span text:style-name="T3">”.</text:span></text:p>
            </text:list-item>
            <text:list-item>
              <text:p text:style-name="P5"><text:span text:style-name="T3">Desde Sistema-Administración-Pantalla de acceso: Activar acceso automático del usuario “profesor”.</text:span></text:p>
            </text:list-item>
          </text:list>
        </text:list-item>
        <text:list-item>
          <text:p text:style-name="P5"><text:span text:style-name="T3">Acceder como profesor y:</text:span></text:p>
          <text:list>
            <text:list-item>
              <text:p text:style-name="P5"><text:span text:style-name="T3">Con el gconf-editor (ALT-F2 y ejecutar gconf-editor) configuraremos el escritorio:</text:span></text:p>
            </text:list-item>
            <text:list-item>
              <text:p text:style-name="P5"><text:span text:style-name="T3">Papelera al escritorio: En apps-nautilus-desktop activar el “trash_icon_visible”</text:span></text:p>
            </text:list-item>
            <text:list-item>
              <text:p text:style-name="P5"><text:span text:style-name="T3">Botones de control de ventanas a la derecha: En apps/metacity/general seleccionar button_layout y cambiar el valor a: “:minimize,maximize,close”</text:span></text:p>
            </text:list-item>
            <text:list-item>
              <text:p text:style-name="P5"><text:span text:style-name="T3">Adaptar las barras de tareas:</text:span></text:p>
              <text:list>
                <text:list-item>
                  <text:p text:style-name="P5"><text:span text:style-name="T3">En el panel de abajo, dejar una sola área de trabajo (botón derecho-preferencias)</text:span></text:p>
                </text:list-item>
                <text:list-item>
                  <text:p text:style-name="P5"><text:span text:style-name="T3">Quitar la barra de abajo (botón derecho-borrar este panel) para después mover la barra de arriba al borde inferior (botón derecho-Propiedades-Orientación).</text:span></text:p>
                </text:list-item>
                <text:list-item>
                  <text:p text:style-name="P5"><text:span text:style-name="T3">A la barra (botón derecho-añadir al panel) añadirle una lista de ventanas pegada lo más a la izquierda y bloquearla al panel.</text:span></text:p>
                </text:list-item>
              </text:list>
            </text:list-item>
            <text:list-item>
              <text:p text:style-name="P5"><text:span text:style-name="T3">Copiar el fondo de escritorio (está en el lápiz) en la carpeta Imágenes del usuario (o en /usr/share/backgrounds), y usarlo en el modo “estirar”.</text:span></text:p>
            </text:list-item>
            <text:list-item>
              <text:p text:style-name="P5"><text:span text:style-name="T3">Inicializar el wine (Aplicaciones-Wine-Configurar Wine).</text:span></text:p>
            </text:list-item>
            <text:list-item>
              <text:p text:style-name="P5"><text:span text:style-name="T3">Instalar PowerPoint viewer 2003 (ejecutar el exe del lápiz <text:s/>-botón derecho y abrir con wine-, y se instalará dentro de wine; el 2007 no funciona en Wine). Luego, añadir el lanzador al escritorio (Aplicaciones-Wine-Programas-Botón derecho) y renombrarlo quitando las referencias al innombrable.</text:span></text:p>
            </text:list-item>
            <text:list-item>
              <text:p text:style-name="P5"><text:span text:style-name="T3">Desactivar el salvapantallas y la gestión de energía (Sistema-Preferencias-Salvap).</text:span></text:p>
            </text:list-item>
            <text:list-item>
              <text:p text:style-name="P5"><text:span text:style-name="T3">Ejecutar aplicaciones que piden aceptación: VLC y Adobe Reader</text:span></text:p>
            </text:list-item>
            <text:list-item>
              <text:p text:style-name="P5"><text:span text:style-name="T3">Configurar el Firefox:</text:span></text:p>
              <text:list>
                <text:list-item>
                  <text:p text:style-name="P5"><text:span text:style-name="T3">Quitar la barra de marcadores (ver-barras de herramientas)</text:span></text:p>
                </text:list-item>
                <text:list-item>
                  <text:p text:style-name="P5"><text:soft-page-break/><text:span text:style-name="T3">En Editar-Preferencias,</text:span></text:p>
                  <text:list>
                    <text:list-item>
                      <text:p text:style-name="P5"><text:span text:style-name="T3">Página de inicio: </text:span><text:a xlink:type="simple" xlink:href="http://www.google.es/">http</text:a><text:a xlink:type="simple" xlink:href="http://www.google.es/">://</text:a><text:a xlink:type="simple" xlink:href="http://www.google.es/">www</text:a><text:a xlink:type="simple" xlink:href="http://www.google.es/">.</text:a><text:a xlink:type="simple" xlink:href="http://www.google.es/">google</text:a><text:a xlink:type="simple" xlink:href="http://www.google.es/">.</text:a><text:a xlink:type="simple" xlink:href="http://www.google.es/">es</text:a></text:p>
                    </text:list-item>
                    <text:list-item>
                      <text:p text:style-name="P5"><text:span text:style-name="T3">Privacidad: No recordar el historial – limpiar – Sugerir NADA</text:span></text:p>
                    </text:list-item>
                    <text:list-item>
                      <text:p text:style-name="P5"><text:span text:style-name="T3">Seguridad: No recordar contraseña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3">Finalmente hacer una comprobación de lo instalado y sacar el clon. 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En algunos de los ordenadores hay un problema con la resolución, que no pasa de 640x480.</text:p>
      <text:p text:style-name="P2"/>
      <text:p text:style-name="P2">La solución con la que <office:annotation><dc:date>0000-00-00T00:00:00</dc:date><text:p text:style-name="P8"><text:span text:style-name="T7">yo</text:span><text:span text:style-name="T8"> —psicobyte</text:span></text:p></office:annotation>he dado es modificar o crear el archivo /etc/X11/xorg.conf con el siguiente contenido:</text:p>
      <text:p text:style-name="P2"/>
      <text:p text:style-name="P3">Section "ServerLayout"</text:p>
      <text:p text:style-name="P3"><text:s text:c="4"/>Identifier <text:tab/>"X.org Configured"</text:p>
      <text:p text:style-name="P3"><text:s text:c="4"/>Screen <text:s/><text:tab/>0 <text:s/>"Screen0" 0 0</text:p>
      <text:p text:style-name="P3"><text:s text:c="4"/>InputDevice<text:tab/>"Mouse0" "CorePointer"</text:p>
      <text:p text:style-name="P3"><text:s text:c="4"/>InputDevice<text:tab/>"Keyboard0" "CoreKeyboard"</text:p>
      <text:p text:style-name="P3">EndSection</text:p>
      <text:p text:style-name="P3"/>
      <text:p text:style-name="P3">Section "Files"</text:p>
      <text:p text:style-name="P3"><text:s text:c="4"/>ModulePath <text:s text:c="2"/>"/usr/lib/xorg/modules"</text:p>
      <text:p text:style-name="P3"><text:s text:c="4"/>FontPath <text:tab/>"/usr/share/fonts/X11/misc"</text:p>
      <text:p text:style-name="P3"><text:s text:c="4"/>FontPath <text:tab/>"/usr/share/fonts/X11/cyrillic"</text:p>
      <text:p text:style-name="P3"><text:s text:c="4"/>FontPath <text:tab/>"/usr/share/fonts/X11/100dpi/:unscaled"</text:p>
      <text:p text:style-name="P3"><text:s text:c="4"/>FontPath <text:tab/>"/usr/share/fonts/X11/75dpi/:unscaled"</text:p>
      <text:p text:style-name="P3"><text:s text:c="4"/>FontPath <text:tab/>"/usr/share/fonts/X11/Type1"</text:p>
      <text:p text:style-name="P3"><text:s text:c="4"/>FontPath <text:tab/>"/usr/share/fonts/X11/100dpi"</text:p>
      <text:p text:style-name="P3"><text:s text:c="4"/>FontPath <text:tab/>"/usr/share/fonts/X11/75dpi"</text:p>
      <text:p text:style-name="P3"><text:s text:c="4"/>FontPath <text:tab/>"/var/lib/defoma/x-ttcidfont-conf.d/dirs/TrueType"</text:p>
      <text:p text:style-name="P3"><text:s text:c="4"/>FontPath <text:tab/>"built-ins"</text:p>
      <text:p text:style-name="P3">EndSection</text:p>
      <text:p text:style-name="P3"/>
      <text:p text:style-name="P3">Section "Module"</text:p>
      <text:p text:style-name="P3"><text:s text:c="4"/>Load <text:s/>"record"</text:p>
      <text:p text:style-name="P3"><text:s text:c="4"/>Load <text:s/>"extmod"</text:p>
      <text:p text:style-name="P3"><text:s text:c="4"/>Load <text:s/>"dri"</text:p>
      <text:p text:style-name="P3"><text:s text:c="4"/>Load <text:s/>"dbe"</text:p>
      <text:p text:style-name="P3"><text:s text:c="4"/>Load <text:s/>"dri2"</text:p>
      <text:p text:style-name="P3"><text:s text:c="4"/>Load <text:s/>"glx"</text:p>
      <text:p text:style-name="P3">EndSection</text:p>
      <text:p text:style-name="P3"/>
      <text:p text:style-name="P3">Section "InputDevice"</text:p>
      <text:p text:style-name="P3"><text:s text:c="4"/>Identifier <text:s/>"Keyboard0"</text:p>
      <text:p text:style-name="P3"><text:s text:c="4"/>Driver <text:s/><text:tab/>"kbd"</text:p>
      <text:p text:style-name="P3">EndSection</text:p>
      <text:p text:style-name="P3"/>
      <text:p text:style-name="P3">Section "InputDevice"</text:p>
      <text:p text:style-name="P3"><text:s text:c="4"/>Identifier <text:s/>"Mouse0"</text:p>
      <text:p text:style-name="P3"><text:soft-page-break/><text:s text:c="4"/>Driver <text:s/><text:tab/>"mouse"</text:p>
      <text:p text:style-name="P3"><text:s text:c="4"/>Option <text:s text:c="3"/><text:tab/>"Protocol" "auto"</text:p>
      <text:p text:style-name="P3"><text:s text:c="4"/>Option <text:s text:c="3"/><text:tab/>"Device" "/dev/input/mice"</text:p>
      <text:p text:style-name="P3"><text:s text:c="4"/>Option <text:s text:c="3"/><text:tab/>"ZAxisMapping" "4 5 6 7"</text:p>
      <text:p text:style-name="P3">EndSection</text:p>
      <text:p text:style-name="P3"/>
      <text:p text:style-name="P3">Section "Monitor"</text:p>
      <text:p text:style-name="P3"><text:s text:c="4"/>Identifier <text:s text:c="2"/>"Monitor0"</text:p>
      <text:p text:style-name="P3"><text:s text:c="4"/>VendorName <text:s text:c="2"/>"Monitor Vendor"</text:p>
      <text:p text:style-name="P3"><text:s text:c="4"/>ModelName<text:tab/>"Monitor Model"</text:p>
      <text:p text:style-name="P3">EndSection</text:p>
      <text:p text:style-name="P3"/>
      <text:p text:style-name="P3">Section "Device"</text:p>
      <text:p text:style-name="P3"><text:s text:c="4"/>Identifier <text:s/>"Card0"</text:p>
      <text:p text:style-name="P3"><text:s text:c="4"/>Driver <text:s/><text:tab/>"nvidia"</text:p>
      <text:p text:style-name="P3"><text:s text:c="4"/>VendorName <text:s/>"nVidia Corporation"</text:p>
      <text:p text:style-name="P3"><text:s text:c="4"/>BoardName <text:s text:c="2"/>"Unknown Board"</text:p>
      <text:p text:style-name="P3"><text:s text:c="4"/>BusID <text:s text:c="2"/><text:tab/>"PCI:4:0:0"</text:p>
      <text:p text:style-name="P3">EndSection</text:p>
      <text:p text:style-name="P3"/>
      <text:p text:style-name="P3">Section "Screen"</text:p>
      <text:p text:style-name="P3"><text:s text:c="4"/>Identifier "Screen0"</text:p>
      <text:p text:style-name="P3"><text:s text:c="4"/>Device <text:tab/>"Card0"</text:p>
      <text:p text:style-name="P3"><text:s text:c="4"/>Monitor<text:tab/>"Monitor0"</text:p>
      <text:p text:style-name="P3"><text:s text:c="4"/>SubSection "Display"</text:p>
      <text:p text:style-name="P3"><text:s text:c="3"/><text:tab/> Viewport <text:s text:c="2"/>0 0</text:p>
      <text:p text:style-name="P3"><text:s text:c="3"/><text:tab/> Depth <text:tab/>1</text:p>
      <text:p text:style-name="P3"><text:s text:c="3"/><text:tab/> Modes "1024x768"</text:p>
      <text:p text:style-name="P3"><text:s text:c="4"/>EndSubSection</text:p>
      <text:p text:style-name="P3"><text:s text:c="4"/>SubSection "Display"</text:p>
      <text:p text:style-name="P3"><text:s text:c="3"/><text:tab/> Viewport <text:s text:c="2"/>0 0</text:p>
      <text:p text:style-name="P3"><text:s text:c="3"/><text:tab/> Depth <text:tab/>4</text:p>
      <text:p text:style-name="P3"><text:s text:c="3"/><text:tab/> Modes "1024x768"</text:p>
      <text:p text:style-name="P3"><text:s text:c="4"/>EndSubSection</text:p>
      <text:p text:style-name="P3"><text:s text:c="4"/>SubSection "Display"</text:p>
      <text:p text:style-name="P3"><text:s text:c="3"/><text:tab/> Viewport <text:s text:c="2"/>0 0</text:p>
      <text:p text:style-name="P3"><text:s text:c="3"/><text:tab/> Depth <text:tab/>8</text:p>
      <text:p text:style-name="P3"><text:s text:c="3"/><text:tab/> Modes "1024x768"</text:p>
      <text:p text:style-name="P3"><text:s text:c="4"/>EndSubSection</text:p>
      <text:p text:style-name="P3"><text:s text:c="4"/>SubSection "Display"</text:p>
      <text:p text:style-name="P3"><text:s text:c="3"/><text:tab/> Viewport <text:s text:c="2"/>0 0</text:p>
      <text:p text:style-name="P3"><text:s text:c="3"/><text:tab/> Depth <text:tab/>15</text:p>
      <text:p text:style-name="P3"><text:s text:c="3"/><text:tab/> Modes "1024x768"</text:p>
      <text:p text:style-name="P3"><text:s text:c="4"/>EndSubSection</text:p>
      <text:p text:style-name="P3"><text:s text:c="4"/>SubSection "Display"</text:p>
      <text:p text:style-name="P3"><text:s text:c="3"/><text:tab/> Viewport <text:s text:c="2"/>0 0</text:p>
      <text:p text:style-name="P3"><text:s text:c="3"/><text:tab/> Depth <text:tab/>16</text:p>
      <text:p text:style-name="P3"><text:s text:c="3"/><text:tab/> Modes "1024x768"</text:p>
      <text:p text:style-name="P3"><text:s text:c="4"/>EndSubSection</text:p>
      <text:p text:style-name="P3"><text:s text:c="4"/>SubSection "Display"</text:p>
      <text:p text:style-name="P3"><text:soft-page-break/><text:s text:c="3"/><text:tab/> Viewport <text:s text:c="2"/>0 0</text:p>
      <text:p text:style-name="P3"><text:s text:c="3"/><text:tab/> Depth <text:tab/>24</text:p>
      <text:p text:style-name="P3"><text:s text:c="3"/><text:tab/> Modes "1024x768"</text:p>
      <text:p text:style-name="P3"><text:s text:c="4"/>EndSubSection</text:p>
      <text:p text:style-name="P3">EndSection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Verdana" svg:font-family="Verdana"/>
    <style:font-face style:name="Ubuntu" svg:font-family="Ubuntu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bullet text:level="3" text:style-name="List1Level2" text:bullet-char="●">
        <style:list-level-properties text:space-before="3.493cm"/>
        <style:text-properties style:font-name="Verdana1"/>
      </text:list-level-style-bullet>
      <text:list-level-style-bullet text:level="4" text:style-name="List1Level3" text:bullet-char="●">
        <style:list-level-properties text:space-before="4.445cm"/>
        <style:text-properties style:font-name="Verdana1"/>
      </text:list-level-style-bullet>
      <text:list-level-style-bullet text:level="5" text:style-name="List1Level4" text:bullet-char="●">
        <style:list-level-properties text:space-before="5.715cm"/>
        <style:text-properties style:font-name="Verdana1"/>
      </text:list-level-style-bullet>
      <text:list-level-style-bullet text:level="6" text:style-name="List1Level5" text:bullet-char="●">
        <style:list-level-properties text:space-before="7.303cm"/>
        <style:text-properties style:font-name="Verdana1"/>
      </text:list-level-style-bullet>
      <text:list-level-style-bullet text:level="7" text:style-name="List1Level6" text:bullet-char="●">
        <style:list-level-properties text:space-before="8.255cm"/>
        <style:text-properties style:font-name="Verdana1"/>
      </text:list-level-style-bullet>
      <text:list-level-style-bullet text:level="8" text:style-name="List1Level7" text:bullet-char="●">
        <style:list-level-properties text:space-before="9.525cm"/>
        <style:text-properties style:font-name="Verdana1"/>
      </text:list-level-style-bullet>
      <text:list-level-style-bullet text:level="9" text:style-name="List1Level8" text:bullet-char="●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23cm" fo:margin-bottom="1.3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meta:editing-cycles>1</meta:editing-cycles>
    <dc:date>2014-05-28T21:55:06.536940810</dc:date>
    <meta:document-statistic meta:table-count="0" meta:image-count="0" meta:object-count="0" meta:page-count="4" meta:paragraph-count="128" meta:word-count="711" meta:character-count="5469" meta:non-whitespace-character-count="4555"/>
  </office:meta>
</office:document-meta>
</file>